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>
      <style:text-properties fo:language="nb" fo:country="NO"/>
    </style:style>
    <style:style style:name="P3" style:family="paragraph" style:parent-style-name="Standard">
      <style:text-properties fo:language="nb" fo:country="NO"/>
    </style:style>
    <style:style style:name="P4" style:family="paragraph" style:parent-style-name="Standard">
      <style:text-properties fo:language="fi" fo:country="FI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fo:language="fi" fo:country="FI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language="nb" fo:country="NO"/>
    </style:style>
    <style:style style:name="T2" style:family="text">
      <style:text-properties fo:color="#000000" style:font-name="Calibri" fo:language="nb" fo:country="NO" style:font-name-asian="Calibri1" style:font-name-complex="Calibri1"/>
    </style:style>
    <style:style style:name="T3" style:family="text">
      <style:text-properties fo:color="#000000" style:font-name="Calibri" fo:language="fi" fo:country="FI" style:font-name-asian="Calibri1" style:font-name-complex="Calibri1"/>
    </style:style>
    <style:style style:name="T4" style:family="text">
      <style:text-properties fo:language="fi" fo:country="FI"/>
    </style:style>
    <style:style style:name="T5" style:family="text">
      <style:text-properties fo:language="fi" fo:country="FI" style:font-name-asian="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Spørreskjema for oppdragsgivere som bestiller oversettelser til/fra kvensk..</text:span></text:p>
      <text:p text:style-name="P3"/>
      <text:p text:style-name="Standard"><text:span text:style-name="T1">Vår undersøkelse gjelder oppdragsgivere som bestiller oversettelser til og/eller fra kvensk. Dette spørreskjemaet er delt opp i fire deler som tar for seg 1) bakgrunn, 2) behov og krav, 3) vanskeligheter og muligheter samt 4) øvrige synspunkter. </text:span></text:p>
      <text:p text:style-name="Standard"><text:span text:style-name="T1">Ditt svar brukes kun til det formålet som spørreskjemaet krever. Et besvart spørreskjema betraktes som et samtykke i å delta i studiet. Deltagelsen er frivillig, men den er viktig for vår studie. Vi håper derfor at du besvarer skjemaet så utfyllende som mulig. </text:span></text:p>
      <text:p text:style-name="P4"/>
      <text:p text:style-name="Standard"><text:span text:style-name="T1">Bakgrunn</text:span></text:p>
      <text:p text:style-name="P3"/>
      <text:p text:style-name="Standard"><text:span text:style-name="T1">I dette avsnittet stilles et spørsmål om hvilken virksomhet/bedrift eller organisasjon som bestiller oversettelser.</text:span></text:p>
      <text:p text:style-name="P3"/>
      <text:p text:style-name="P3"/>
      <text:list xml:id="list3602304710" text:style-name="WWNum2">
        <text:list-item>
          <text:p text:style-name="P1"><text:span text:style-name="T1">Hvilken arbeidsgiver/organisasjon representerer du?</text:span></text:p>
        </text:list-item>
      </text:list>
      <text:p text:style-name="P3"/>
      <text:p text:style-name="Standard"><text:span text:style-name="T1">Behov og krav</text:span></text:p>
      <text:p text:style-name="P3"/>
      <text:p text:style-name="Standard"><text:span text:style-name="T1">I dette avsnittet stilles spørsmål om hvor ofte og hvilke sorter tekster du bestiller til oversetting til/fra kvensk.</text:span></text:p>
      <text:p text:style-name="P4"/>
      <text:list xml:id="list224713291250232" text:continue-numbering="true" text:style-name="WWNum2">
        <text:list-item>
          <text:p text:style-name="P1"><text:span text:style-name="T1">Hvor mange oversettelser bestiller du per uke? </text:span><text:span text:style-name="T4">Estimer.</text:span></text:p>
        </text:list-item>
        <text:list-item>
          <text:p text:style-name="P1"><text:span text:style-name="T1">Hvor mange oversettelser bestiller du per måned? </text:span><text:span text:style-name="T4">Estimer. </text:span></text:p>
        </text:list-item>
        <text:list-item>
          <text:p text:style-name="P1"><text:span text:style-name="T1">Hvor mange oversettelser bestiller du per år? </text:span><text:span text:style-name="T4">Estimer.</text:span></text:p>
        </text:list-item>
        <text:list-item>
          <text:p text:style-name="P1"><text:span text:style-name="T1">Hvor lang tid pleier det å ta til å gjøre en oversettelse ferdig? </text:span><text:span text:style-name="T4">Estimer.</text:span></text:p>
        </text:list-item>
        <text:list-item>
          <text:p text:style-name="P1"><text:span text:style-name="T1">Hvilke typer tekster/teksttyper pleier du å bestille oversettelser for? Du kan velge flere alternativer.</text:span></text:p>
        </text:list-item>
      </text:list>
      <text:p text:style-name="P3"/>
      <text:p text:style-name="List_20_Paragraph"><text:span text:style-name="T1">Skjønnlitteratur </text:span></text:p>
      <text:p text:style-name="List_20_Paragraph"><text:span text:style-name="T1">Pressemeldinger</text:span></text:p>
      <text:p text:style-name="List_20_Paragraph"><text:span text:style-name="T1">Dokumenter</text:span></text:p>
      <text:p text:style-name="List_20_Paragraph"><text:soft-page-break/><text:span text:style-name="T1">Brosjyrer</text:span></text:p>
      <text:p text:style-name="List_20_Paragraph"><text:span text:style-name="T1">Internettsider</text:span></text:p>
      <text:p text:style-name="List_20_Paragraph"><text:span text:style-name="T1">Lovtekster</text:span></text:p>
      <text:p text:style-name="List_20_Paragraph"><text:span text:style-name="T1">Tekniske tekster</text:span></text:p>
      <text:p text:style-name="List_20_Paragraph"><text:span text:style-name="T1">Religiøse tekster</text:span></text:p>
      <text:p text:style-name="List_20_Paragraph"><text:span text:style-name="T1">Annet</text:span></text:p>
      <text:p text:style-name="P2"/>
      <text:list xml:id="list224712024308560" text:continue-numbering="true" text:style-name="WWNum2">
        <text:list-item>
          <text:p text:style-name="P1"><text:span text:style-name="T1">Hvilke krav stiller du til de oversetterne i kvensk som du benytter? </text:span></text:p>
        </text:list-item>
      </text:list>
      <text:p text:style-name="P3"/>
      <text:p text:style-name="Standard"><text:span text:style-name="T1">Vanskeligheter og forbedringsmuligheter</text:span></text:p>
      <text:p text:style-name="P3"/>
      <text:p text:style-name="Standard"><text:span text:style-name="T1">I dette avsnittet stilles spørsmål om vanskeligheter og muligheter til forbedring på området for oversettere i kvensk. Spørsmålene går inn på hva du anser som vanskelig med å bestille oversettelser og hvilken støtte/støtteordninger som kunne lede til forbedringer.</text:span></text:p>
      <text:p text:style-name="P4"/>
      <text:p text:style-name="P4"/>
      <text:list xml:id="list224713320801834" text:continue-numbering="true" text:style-name="WWNum2">
        <text:list-item>
          <text:p text:style-name="P1"><text:span text:style-name="T1">Hva anser du som vanskelig med å bestille oversettelser til/fra kvensk?</text:span></text:p>
        </text:list-item>
        <text:list-item>
          <text:p text:style-name="P1"><text:span text:style-name="T1">Hvilke problemer har du opplevd med oversettelser til/fra kvensk?</text:span></text:p>
        </text:list-item>
        <text:list-item>
          <text:p text:style-name="P1"><text:span text:style-name="T1">Hvilken støtte anser du som nødvendig for å forbedre oversettingssituasjonen for kvensk?</text:span></text:p>
        </text:list-item>
        <text:list-item>
          <text:p text:style-name="P1"><text:span text:style-name="T1">Vi undersøker forutsetningene for oversetterutdannelse for de som oversetter til kvensk. Hvilke ønsker/forslag har du om arbeidsmetode og innhold i utdannelsen? /</text:span><text:span text:style-name="T2"> </text:span></text:p>
        </text:list-item>
      </text:list>
      <text:p text:style-name="P5"/>
      <text:p text:style-name="Standard"><text:span text:style-name="T1">Øvrige synspunkter</text:span></text:p>
      <text:p text:style-name="P3"/>
      <text:p text:style-name="Standard"><text:span text:style-name="T1">I dette avsnittet har du muligheten til å løfte frem øvrige synspunkter.</text:span></text:p>
      <text:p text:style-name="P3"/>
      <text:list xml:id="list224713693146779" text:continue-numbering="true" text:style-name="WWNum2">
        <text:list-item>
          <text:p text:style-name="P1"><text:span text:style-name="T1">Er det noe du hadde villet ta opp i et intervju? Hvis ja, oppgi vennligst e-post og/eller det telefonnummeret du kan nås på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ili E.</meta:initial-creator>
    <dc:creator>Thomas Brevik Kjærstad</dc:creator>
    <meta:editing-cycles>6</meta:editing-cycles>
    <meta:creation-date>2020-10-27T12:01:00</meta:creation-date>
    <dc:date>2020-11-04T13:16:00</dc:date>
    <meta:editing-duration>PT6M</meta:editing-duration>
    <meta:generator>LibreOffice/6.4.6.2$Linux_X86_64 LibreOffice_project/40$Build-2</meta:generator>
    <meta:document-statistic meta:table-count="0" meta:image-count="0" meta:object-count="0" meta:page-count="2" meta:paragraph-count="32" meta:word-count="347" meta:character-count="2345" meta:non-whitespace-character-count="2036"/>
    <meta:user-defined meta:name="AppVersion">16.0000</meta:user-defined>
    <meta:user-defined meta:name="ContentTypeId">0x010100EAEB806AD6F7E74C96A24C292DFBD21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